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23"/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Tahoma" style:font-name-complex="FreeSans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Tahoma" style:font-name-complex="FreeSans"/>
    </style:style>
    <style:style style:name="ce21" style:family="table-cell" style:parent-style-name="Default">
      <style:text-properties style:font-name="Liberation Sans" style:font-name-asian="Tahoma" style:font-name-complex="FreeSans"/>
    </style:style>
    <style:style style:name="ce22" style:family="table-cell" style:parent-style-name="Default">
      <style:table-cell-properties fo:background-color="#cccccc"/>
      <style:text-properties style:use-window-font-color="true"/>
    </style:style>
    <style:style style:name="ce23" style:family="table-cell" style:parent-style-name="Default" style:data-style-name="N123">
      <style:table-cell-properties fo:background-color="#cccccc"/>
      <style:text-properties style:use-window-font-color="true"/>
    </style:style>
    <style:style style:name="ce24" style:family="table-cell" style:parent-style-name="Default">
      <style:table-cell-properties fo:border-bottom="0.06pt solid #000000" fo:background-color="#cccccc" fo:border-left="none" fo:border-right="none" fo:border-top="none"/>
      <style:text-properties style:use-window-font-color="true"/>
    </style:style>
    <style:style style:name="ce2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#cccccc" fo:border-left="none" fo:border-right="0.06pt solid #000000" fo:border-top="none"/>
      <style:text-properties style:use-window-font-color="true"/>
    </style:style>
    <style:style style:name="ce28" style:family="table-cell" style:parent-style-name="Default" style:data-style-name="N123">
      <style:table-cell-properties fo:border-bottom="none" fo:background-color="#cccccc" fo:border-left="none" fo:border-right="0.06pt solid #000000" fo:border-top="none"/>
      <style:text-properties style:use-window-font-color="true"/>
    </style:style>
    <style:style style:name="ce29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use-window-font-color="true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7mm" svg:height="90.04mm" svg:x="177.32mm" svg:y="104.45mm">
            <loext:p draw:notify-on-update-of-ranges="Feuille1.E5:Feuille1.E5 Feuille1.G4:Feuille1.N4 Feuille1.E13:Feuille1.E13 Feuille1.G12:Feuille1.N12 Feuille1.E14:Feuille1.E14 Feuille1.G13:Feuille1.N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7.22mm" svg:y="105.99mm">
            <loext:p draw:notify-on-update-of-ranges="Feuille1.E5:Feuille1.E5 Feuille1.F4:Feuille1.J4 Feuille1.E16:Feuille1.E16 Feuille1.F15:Feuille1.J15 Feuille1.E17:Feuille1.E17 Feuille1.F16:Feuille1.J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1" table:default-cell-style-name="ce12"/>
        <table:table-column table:style-name="co1" table:number-columns-repeated="8" table:default-cell-style-name="Default"/>
        <table:table-column table:style-name="co1" table:default-cell-style-name="ce12"/>
        <table:table-column table:style-name="co2" table:default-cell-style-name="ce31"/>
        <table:table-column table:style-name="co1" table:default-cell-style-name="ce33"/>
        <table:table-row table:style-name="ro1">
          <table:table-cell table:style-name="Default" table:number-columns-repeated="4"/>
          <table:table-cell table:style-name="ce9" office:value-type="string" calcext:value-type="string">
            <text:p>Const dist</text:p>
          </table:table-cell>
          <table:table-cell table:style-name="ce14"/>
          <table:table-cell table:style-name="ce14" office:value-type="string" calcext:value-type="string">
            <text:p>Coeff volts</text:p>
          </table:table-cell>
          <table:table-cell table:style-name="ce19" office:value-type="string" calcext:value-type="string">
            <text:p>Const Volts</text:p>
          </table:table-cell>
          <table:table-cell/>
          <table:table-cell office:value-type="string" calcext:value-type="string">
            <text:p>Example</text:p>
          </table:table-cell>
          <table:table-cell office:value-type="string" calcext:value-type="string">
            <text:p>Coeff volts</text:p>
          </table:table-cell>
          <table:table-cell office:value-type="string" calcext:value-type="string">
            <text:p>Const Volts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 table:style-name="ce10" office:value-type="float" office:value="0" calcext:value-type="float">
            <text:p>0</text:p>
          </table:table-cell>
          <table:table-cell table:style-name="ce15"/>
          <table:table-cell table:style-name="ce18" office:value-type="float" office:value="0.052" calcext:value-type="float">
            <text:p>0,052</text:p>
          </table:table-cell>
          <table:table-cell table:style-name="ce20" office:value-type="float" office:value="0.007" calcext:value-type="float">
            <text:p>0,007</text:p>
          </table:table-cell>
          <table:table-cell table:number-columns-repeated="2"/>
          <table:table-cell table:style-name="ce21" office:value-type="float" office:value="0.045" calcext:value-type="float">
            <text:p>0,045</text:p>
          </table:table-cell>
          <table:table-cell table:style-name="ce21" office:value-type="float" office:value="0.01" calcext:value-type="float">
            <text:p>0,0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Sensor ID</text:p>
          </table:table-cell>
          <table:table-cell table:style-name="ce5" office:value-type="string" calcext:value-type="string">
            <text:p>Pin ID</text:p>
          </table:table-cell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70" calcext:value-type="float">
            <text:p>70</text:p>
          </table:table-cell>
          <table:table-cell table:style-name="ce25" office:value-type="float" office:value="80" calcext:value-type="float">
            <text:p>80</text:p>
          </table:table-cell>
          <table:table-cell table:style-name="ce30"/>
          <table:table-cell table:style-name="ce32"/>
        </table:table-row>
        <table:table-row table:style-name="ro1">
          <table:table-cell office:value-type="string" calcext:value-type="string">
            <text:p>cal done</text:p>
          </table:table-cell>
          <table:table-cell office:value-type="string" calcext:value-type="string">
            <text:p>rear 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w val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rès instable</text:p>
          </table:table-cell>
          <table:table-cell table:number-columns-repeated="3"/>
          <table:table-cell office:value-type="string" calcext:value-type="string">
            <text:p>comp dist cm</text:p>
          </table:table-cell>
          <table:table-cell/>
          <table:table-cell table:style-name="ce17" table:formula="of:=1/(([.G5] * 3.3 / 255) * [.$G$2] - [.$H$2]) + [.$E$2]" office:value-type="float" office:value="6.12541977141375" calcext:value-type="float">
            <text:p>6,1</text:p>
          </table:table-cell>
          <table:table-cell table:style-name="ce17" table:formula="of:=1/(([.H5] * 3.3 / 255) * [.$G$2] - [.$H$2]) + [.$E$2]" office:value-type="float" office:value="9.61212258283388" calcext:value-type="float">
            <text:p>9,6</text:p>
          </table:table-cell>
          <table:table-cell table:style-name="ce17" table:formula="of:=1/(([.I5] * 3.3 / 255) * [.$G$2] - [.$H$2]) + [.$E$2]" office:value-type="float" office:value="12.1210392721672" calcext:value-type="float">
            <text:p>12,1</text:p>
          </table:table-cell>
          <table:table-cell table:style-name="ce17" table:formula="of:=1/(([.J5] * 3.3 / 255) * [.$G$2] - [.$H$2]) + [.$E$2]" office:value-type="float" office:value="14.7718188453651" calcext:value-type="float">
            <text:p>14,8</text:p>
          </table:table-cell>
          <table:table-cell table:style-name="ce17" table:formula="of:=1/(([.K5] * 3.3 / 255) * [.$G$2] - [.$H$2]) + [.$E$2]" office:value-type="float" office:value="16.5853658536585" calcext:value-type="float">
            <text:p>16,6</text:p>
          </table:table-cell>
          <table:table-cell table:style-name="ce17" table:formula="of:=1/(([.L5] * 3.3 / 255) * [.$G$2] - [.$H$2]) + [.$E$2]" office:value-type="float" office:value="20.4691036940712" calcext:value-type="float">
            <text:p>20,5</text:p>
          </table:table-cell>
          <table:table-cell table:style-name="ce17" table:formula="of:=1/(([.M5] * 3.3 / 255) * [.$G$2] - [.$H$2]) + [.$E$2]" office:value-type="float" office:value="24.124425271045" calcext:value-type="float">
            <text:p>24,1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 office:value-type="string" calcext:value-type="string">
            <text:p>dist cm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53" calcext:value-type="float">
            <text:p>53</text:p>
          </table:table-cell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cal done</text:p>
          </table:table-cell>
          <table:table-cell office:value-type="string" calcext:value-type="string">
            <text:p>front lef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w val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comp dist cm</text:p>
          </table:table-cell>
          <table:table-cell/>
          <table:table-cell table:style-name="ce17" table:formula="of:=1/(([.G8] * 3.3 / 255) * [.$G$2] - [.$H$2]) + [.$E$2]" office:value-type="float" office:value="6.12541977141375" calcext:value-type="float">
            <text:p>6,1</text:p>
          </table:table-cell>
          <table:table-cell table:style-name="ce17" table:formula="of:=1/(([.H8] * 3.3 / 255) * [.$G$2] - [.$H$2]) + [.$E$2]" office:value-type="float" office:value="9.139195320732" calcext:value-type="float">
            <text:p>9,1</text:p>
          </table:table-cell>
          <table:table-cell table:style-name="ce17" table:formula="of:=1/(([.I8] * 3.3 / 255) * [.$G$2] - [.$H$2]) + [.$E$2]" office:value-type="float" office:value="13.9403680257159" calcext:value-type="float">
            <text:p>13,9</text:p>
          </table:table-cell>
          <table:table-cell table:style-name="ce17" table:formula="of:=1/(([.J8] * 3.3 / 255) * [.$G$2] - [.$H$2]) + [.$E$2]" office:value-type="float" office:value="18.6690094443224" calcext:value-type="float">
            <text:p>18,7</text:p>
          </table:table-cell>
          <table:table-cell table:style-name="ce17" table:formula="of:=1/(([.K8] * 3.3 / 255) * [.$G$2] - [.$H$2]) + [.$E$2]" office:value-type="float" office:value="23.0040595399188" calcext:value-type="float">
            <text:p>23,0</text:p>
          </table:table-cell>
          <table:table-cell table:style-name="ce17" table:formula="of:=1/(([.L8] * 3.3 / 255) * [.$G$2] - [.$H$2]) + [.$E$2]" office:value-type="float" office:value="28.2523432825899" calcext:value-type="float">
            <text:p>28,3</text:p>
          </table:table-cell>
          <table:table-cell table:style-name="ce17" table:formula="of:=1/(([.M8] * 3.3 / 255) * [.$G$2] - [.$H$2]) + [.$E$2]" office:value-type="float" office:value="32.5895253431485" calcext:value-type="float">
            <text:p>32,6</text:p>
          </table:table-cell>
          <table:table-cell table:style-name="ce26" table:formula="of:=1/(([.N8] * 3.3 / 255) * [.$G$2] - [.$H$2]) + [.$E$2]" office:value-type="float" office:value="37.5275938189845" calcext:value-type="float">
            <text:p>37,5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 office:value-type="string" calcext:value-type="string">
            <text:p>dist cm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44" calcext:value-type="float">
            <text:p>44</text:p>
          </table:table-cell>
          <table:table-cell table:style-name="ce13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 done</text:p>
          </table:table-cell>
          <table:table-cell office:value-type="string" calcext:value-type="string">
            <text:p>front righ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w val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comp dist cm</text:p>
          </table:table-cell>
          <table:table-cell/>
          <table:table-cell table:style-name="ce17" table:formula="of:=1/(([.G11] * 3.3 / 255) * [.$G$2] - [.$H$2]) + [.$E$2]" office:value-type="float" office:value="6.12541977141375" calcext:value-type="float">
            <text:p>6,1</text:p>
          </table:table-cell>
          <table:table-cell table:style-name="ce17" table:formula="of:=1/(([.H11] * 3.3 / 255) * [.$G$2] - [.$H$2]) + [.$E$2]" office:value-type="float" office:value="9.31098696461825" calcext:value-type="float">
            <text:p>9,3</text:p>
          </table:table-cell>
          <table:table-cell table:style-name="ce17" table:formula="of:=1/(([.I11] * 3.3 / 255) * [.$G$2] - [.$H$2]) + [.$E$2]" office:value-type="float" office:value="13.3157878246702" calcext:value-type="float">
            <text:p>13,3</text:p>
          </table:table-cell>
          <table:table-cell table:style-name="ce17" table:formula="of:=1/(([.J11] * 3.3 / 255) * [.$G$2] - [.$H$2]) + [.$E$2]" office:value-type="float" office:value="17.1599305527516" calcext:value-type="float">
            <text:p>17,2</text:p>
          </table:table-cell>
          <table:table-cell table:style-name="ce17" table:formula="of:=1/(([.K11] * 3.3 / 255) * [.$G$2] - [.$H$2]) + [.$E$2]" office:value-type="float" office:value="21.662673938529" calcext:value-type="float">
            <text:p>21,7</text:p>
          </table:table-cell>
          <table:table-cell table:style-name="ce17" table:formula="of:=1/(([.L11] * 3.3 / 255) * [.$G$2] - [.$H$2]) + [.$E$2]" office:value-type="float" office:value="24.124425271045" calcext:value-type="float">
            <text:p>24,1</text:p>
          </table:table-cell>
          <table:table-cell table:style-name="ce17" table:formula="of:=1/(([.M11] * 3.3 / 255) * [.$G$2] - [.$H$2]) + [.$E$2]" office:value-type="float" office:value="24.9339982399531" calcext:value-type="float">
            <text:p>24,9</text:p>
          </table:table-cell>
          <table:table-cell table:style-name="ce26" table:formula="of:=1/(([.N11] * 3.3 / 255) * [.$G$2] - [.$H$2]) + [.$E$2]" office:value-type="float" office:value="24.9339982399531" calcext:value-type="float">
            <text:p>24,9</text:p>
          </table:table-cell>
          <table:table-cell table:number-columns-repeated="2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 office:value-type="string" calcext:value-type="string">
            <text:p>dist cm</text:p>
          </table:table-cell>
          <table:table-cell table:style-name="ce15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 done</text:p>
          </table:table-cell>
          <table:table-cell office:value-type="string" calcext:value-type="string">
            <text:p>side lef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w value</text:p>
          </table:table-cell>
          <table:table-cell office:value-type="float" office:value="253" calcext:value-type="float">
            <text:p>253</text:p>
          </table:table-cell>
          <table:table-cell office:value-type="float" office:value="150" calcext:value-type="float">
            <text:p>15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style-name="ce22" table:number-columns-repeated="3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comp dist cm</text:p>
          </table:table-cell>
          <table:table-cell table:style-name="ce17" table:formula="of:=1/(([.F14] * 3.3 / 255) * [.$G$2] - [.$H$2]) + [.$E$2]" office:value-type="float" office:value="6.12541977141375" calcext:value-type="float">
            <text:p>6,1</text:p>
          </table:table-cell>
          <table:table-cell table:style-name="ce17" table:formula="of:=1/(([.G14] * 3.3 / 255) * [.$G$2] - [.$H$2]) + [.$E$2]" office:value-type="float" office:value="10.644959298685" calcext:value-type="float">
            <text:p>10,6</text:p>
          </table:table-cell>
          <table:table-cell table:style-name="ce17" table:formula="of:=1/(([.H14] * 3.3 / 255) * [.$G$2] - [.$H$2]) + [.$E$2]" office:value-type="float" office:value="19.6568151334351" calcext:value-type="float">
            <text:p>19,7</text:p>
          </table:table-cell>
          <table:table-cell table:style-name="ce17" table:formula="of:=1/(([.I14] * 3.3 / 255) * [.$G$2] - [.$H$2]) + [.$E$2]" office:value-type="float" office:value="29.9612266478675" calcext:value-type="float">
            <text:p>30,0</text:p>
          </table:table-cell>
          <table:table-cell table:style-name="ce17" table:formula="of:=1/(([.J14] * 3.3 / 255) * [.$G$2] - [.$H$2]) + [.$E$2]" office:value-type="float" office:value="44.2293683005516" calcext:value-type="float">
            <text:p>44,2</text:p>
          </table:table-cell>
          <table:table-cell table:style-name="ce23" table:number-columns-repeated="3"/>
          <table:table-cell table:style-name="ce28"/>
          <table:table-cell table:number-columns-repeated="2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 office:value-type="string" calcext:value-type="string">
            <text:p>dist cm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90" calcext:value-type="float">
            <text:p>90</text:p>
          </table:table-cell>
          <table:table-cell table:style-name="ce24" table:number-columns-repeated="3"/>
          <table:table-cell table:style-name="ce29"/>
          <table:table-cell table:number-columns-repeated="2"/>
        </table:table-row>
        <table:table-row table:style-name="ro1">
          <table:table-cell/>
          <table:table-cell office:value-type="string" calcext:value-type="string">
            <text:p>side righ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2" table:number-columns-repeated="3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table:style-name="ce22" table:number-columns-repeated="3"/>
          <table:table-cell table:style-name="ce27"/>
          <table:table-cell table:number-columns-repeated="2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/>
          <table:table-cell table:style-name="ce15" table:number-columns-repeated="5"/>
          <table:table-cell table:style-name="ce24" table:number-columns-repeated="3"/>
          <table:table-cell table:style-name="ce29"/>
          <table:table-cell table:number-columns-repeated="2"/>
        </table:table-row>
        <table:table-row table:style-name="ro1">
          <table:table-cell office:value-type="string" calcext:value-type="string">
            <text:p>cal done</text:p>
          </table:table-cell>
          <table:table-cell office:value-type="string" calcext:value-type="string">
            <text:p>rear righ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w value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comp dist cm</text:p>
          </table:table-cell>
          <table:table-cell/>
          <table:table-cell table:style-name="ce17" table:formula="of:=1/(([.G20] * 3.3 / 255) * [.$G$2] - [.$H$2]) + [.$E$2]" office:value-type="float" office:value="6.12541977141375" calcext:value-type="float">
            <text:p>6,1</text:p>
          </table:table-cell>
          <table:table-cell table:style-name="ce17" table:formula="of:=1/(([.H20] * 3.3 / 255) * [.$G$2] - [.$H$2]) + [.$E$2]" office:value-type="float" office:value="10.4946045386078" calcext:value-type="float">
            <text:p>10,5</text:p>
          </table:table-cell>
          <table:table-cell table:style-name="ce17" table:formula="of:=1/(([.I20] * 3.3 / 255) * [.$G$2] - [.$H$2]) + [.$E$2]" office:value-type="float" office:value="13.5587813048333" calcext:value-type="float">
            <text:p>13,6</text:p>
          </table:table-cell>
          <table:table-cell table:style-name="ce17" table:formula="of:=1/(([.J20] * 3.3 / 255) * [.$G$2] - [.$H$2]) + [.$E$2]" office:value-type="float" office:value="17.7757329875779" calcext:value-type="float">
            <text:p>17,8</text:p>
          </table:table-cell>
          <table:table-cell table:style-name="ce17" table:formula="of:=1/(([.K20] * 3.3 / 255) * [.$G$2] - [.$H$2]) + [.$E$2]" office:value-type="float" office:value="21.662673938529" calcext:value-type="float">
            <text:p>21,7</text:p>
          </table:table-cell>
          <table:table-cell table:style-name="ce17" table:formula="of:=1/(([.L20] * 3.3 / 255) * [.$G$2] - [.$H$2]) + [.$E$2]" office:value-type="float" office:value="25.7997936016512" calcext:value-type="float">
            <text:p>25,8</text:p>
          </table:table-cell>
          <table:table-cell table:style-name="ce17" table:formula="of:=1/(([.M20] * 3.3 / 255) * [.$G$2] - [.$H$2]) + [.$E$2]" office:value-type="float" office:value="29.3690829935734" calcext:value-type="float">
            <text:p>29,4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7" table:number-columns-repeated="2"/>
          <table:table-cell table:style-name="ce13" office:value-type="string" calcext:value-type="string">
            <text:p>dist cm</text:p>
          </table:table-cell>
          <table:table-cell table:style-name="ce15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69" calcext:value-type="float">
            <text:p>69</text:p>
          </table:table-cell>
          <table:table-cell table:style-name="ce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17" loext:min-decimal-places="17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0:16:18.244437289</meta:creation-date>
    <dc:date>2017-04-17T15:31:58.327562246</dc:date>
    <meta:editing-duration>PT3H39M44S</meta:editing-duration>
    <meta:editing-cycles>10</meta:editing-cycles>
    <meta:generator>LibreOffice/5.1.6.2$Linux_X86_64 LibreOffice_project/10m0$Build-2</meta:generator>
    <meta:document-statistic meta:table-count="1" meta:cell-count="1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99cm" svg:y="3.705cm" style:legend-expansion="high" chart:style-name="ch2"/>
        <chart:plot-area chart:style-name="ch3" table:cell-range-address="Feuille1.E5:Feuille1.E5 Feuille1.G4:Feuille1.N4 Feuille1.E13:Feuille1.E14 Feuille1.G12:Feuille1.N13" chart:data-source-has-labels="column" svg:x="0.319cm" svg:y="0.18cm" svg:width="12.561cm" svg:height="8.645cm">
          <chartooo:coordinate-region svg:x="0.94cm" svg:y="0.379cm" svg:width="11.84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G4:Feuille1.N4" chart:label-cell-address="Feuille1.E5:Feuille1.E5" chart:class="chart:line">
            <chart:data-point chart:repeated="8"/>
          </chart:series>
          <chart:series chart:style-name="ch7" chart:values-cell-range-address="Feuille1.G12:Feuille1.N12" chart:label-cell-address="Feuille1.E13:Feuille1.E13" chart:class="chart:line">
            <chart:data-point chart:repeated="8"/>
          </chart:series>
          <chart:series chart:style-name="ch8" chart:values-cell-range-address="Feuille1.G13:Feuille1.N13" chart:label-cell-address="Feuille1.E14:Feuille1.E1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.E5:Feuille1.E5</svg:desc>
                </draw:g>
              </table:table-cell>
              <table:table-cell office:value-type="float" office:value="10">
                <text:p>10</text:p>
                <draw:g>
                  <svg:desc>Feuille1.G4:Feuille1.N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ist cm</text:p>
                <draw:g>
                  <svg:desc>Feuille1.E13:Feuille1.E13</svg:desc>
                </draw:g>
              </table:table-cell>
              <table:table-cell office:value-type="float" office:value="6.12541977141375">
                <text:p>6.12541977141375</text:p>
                <draw:g>
                  <svg:desc>Feuille1.G12:Feuille1.N12</svg:desc>
                </draw:g>
              </table:table-cell>
              <table:table-cell office:value-type="float" office:value="9.31098696461825">
                <text:p>9.31098696461825</text:p>
              </table:table-cell>
              <table:table-cell office:value-type="float" office:value="13.3157878246702">
                <text:p>13.3157878246702</text:p>
              </table:table-cell>
              <table:table-cell office:value-type="float" office:value="17.1599305527516">
                <text:p>17.1599305527516</text:p>
              </table:table-cell>
              <table:table-cell office:value-type="float" office:value="21.662673938529">
                <text:p>21.662673938529</text:p>
              </table:table-cell>
              <table:table-cell office:value-type="float" office:value="24.124425271045">
                <text:p>24.124425271045</text:p>
              </table:table-cell>
              <table:table-cell office:value-type="float" office:value="24.9339982399531">
                <text:p>24.9339982399531</text:p>
              </table:table-cell>
              <table:table-cell office:value-type="float" office:value="24.9339982399531">
                <text:p>24.9339982399531</text:p>
              </table:table-cell>
            </table:table-row>
            <table:table-row>
              <table:table-cell office:value-type="string">
                <text:p>raw value</text:p>
                <draw:g>
                  <svg:desc>Feuille1.E14:Feuille1.E14</svg:desc>
                </draw:g>
              </table:table-cell>
              <table:table-cell office:value-type="float" office:value="0">
                <text:p>0</text:p>
                <draw:g>
                  <svg:desc>Feuille1.G13:Feuille1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58cm" svg:y="3.705cm" style:legend-expansion="high" chart:style-name="ch2"/>
        <chart:plot-area chart:style-name="ch3" table:cell-range-address="Feuille1.E5:Feuille1.E5 Feuille1.F4:Feuille1.J4 Feuille1.E16:Feuille1.E17 Feuille1.F15:Feuille1.J16" chart:data-source-has-labels="column" svg:x="0.319cm" svg:y="0.18cm" svg:width="12.72cm" svg:height="8.645cm">
          <chartooo:coordinate-region svg:x="0.94cm" svg:y="0.379cm" svg:width="11.81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J4" chart:label-cell-address="Feuille1.E5:Feuille1.E5" chart:class="chart:line">
            <chart:data-point chart:repeated="5"/>
          </chart:series>
          <chart:series chart:style-name="ch7" chart:values-cell-range-address="Feuille1.F15:Feuille1.J15" chart:label-cell-address="Feuille1.E16:Feuille1.E16" chart:class="chart:line">
            <chart:data-point chart:repeated="5"/>
          </chart:series>
          <chart:series chart:style-name="ch8" chart:values-cell-range-address="Feuille1.F16:Feuille1.J16" chart:label-cell-address="Feuille1.E17:Feuille1.E1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.E5:Feuille1.E5</svg:desc>
                </draw:g>
              </table:table-cell>
              <table:table-cell office:value-type="float" office:value="4">
                <text:p>4</text:p>
                <draw:g>
                  <svg:desc>Feuille1.F4:Feuille1.J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ist cm</text:p>
                <draw:g>
                  <svg:desc>Feuille1.E16:Feuille1.E16</svg:desc>
                </draw:g>
              </table:table-cell>
              <table:table-cell office:value-type="float" office:value="6.12541977141375">
                <text:p>6.12541977141375</text:p>
                <draw:g>
                  <svg:desc>Feuille1.F15:Feuille1.J15</svg:desc>
                </draw:g>
              </table:table-cell>
              <table:table-cell office:value-type="float" office:value="10.644959298685">
                <text:p>10.644959298685</text:p>
              </table:table-cell>
              <table:table-cell office:value-type="float" office:value="19.6568151334351">
                <text:p>19.6568151334351</text:p>
              </table:table-cell>
              <table:table-cell office:value-type="float" office:value="29.9612266478675">
                <text:p>29.9612266478675</text:p>
              </table:table-cell>
              <table:table-cell office:value-type="float" office:value="44.2293683005516">
                <text:p>44.2293683005516</text:p>
              </table:table-cell>
            </table:table-row>
            <table:table-row>
              <table:table-cell office:value-type="string">
                <text:p/>
                <draw:g>
                  <svg:desc>Feuille1.E17:Feuille1.E17</svg:desc>
                </draw:g>
              </table:table-cell>
              <table:table-cell office:value-type="float" office:value="12">
                <text:p>12</text:p>
                <draw:g>
                  <svg:desc>Feuille1.F16:Feuille1.J16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